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93in"/>
    </style:style>
    <style:style style:name="co2" style:family="table-column">
      <style:table-column-properties fo:break-before="auto" style:column-width="6.1945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8.1555in"/>
    </style:style>
    <style:style style:name="co5" style:family="table-column">
      <style:table-column-properties fo:break-before="auto" style:column-width="3.9764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9929in"/>
    </style:style>
    <style:style style:name="co8" style:family="table-column">
      <style:table-column-properties fo:break-before="auto" style:column-width="0.6701in"/>
    </style:style>
    <style:style style:name="co9" style:family="table-column">
      <style:table-column-properties fo:break-before="auto" style:column-width="0.383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1.4409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4909in"/>
    </style:style>
    <style:style style:name="co15" style:family="table-column">
      <style:table-column-properties fo:break-before="auto" style:column-width="0.7055in"/>
    </style:style>
    <style:style style:name="co16" style:family="table-column">
      <style:table-column-properties fo:break-before="auto" style:column-width="0.5563in"/>
    </style:style>
    <style:style style:name="co17" style:family="table-column">
      <style:table-column-properties fo:break-before="auto" style:column-width="0.6102in"/>
    </style:style>
    <style:style style:name="co18" style:family="table-column">
      <style:table-column-properties fo:break-before="auto" style:column-width="0.389in"/>
    </style:style>
    <style:style style:name="co19" style:family="table-column">
      <style:table-column-properties fo:break-before="auto" style:column-width="0.8555in"/>
    </style:style>
    <style:style style:name="co20" style:family="table-column">
      <style:table-column-properties fo:break-before="auto" style:column-width="0.6283in"/>
    </style:style>
    <style:style style:name="co21" style:family="table-column">
      <style:table-column-properties fo:break-before="auto" style:column-width="0.7835in"/>
    </style:style>
    <style:style style:name="co22" style:family="table-column">
      <style:table-column-properties fo:break-before="auto" style:column-width="0.5382in"/>
    </style:style>
    <style:style style:name="co23" style:family="table-column">
      <style:table-column-properties fo:break-before="auto" style:column-width="0.8673in"/>
    </style:style>
    <style:style style:name="co24" style:family="table-column">
      <style:table-column-properties fo:break-before="auto" style:column-width="0.622in"/>
    </style:style>
    <style:style style:name="co25" style:family="table-column">
      <style:table-column-properties fo:break-before="auto" style:column-width="0.8854in"/>
    </style:style>
    <style:style style:name="co26" style:family="table-column">
      <style:table-column-properties fo:break-before="auto" style:column-width="1.328in"/>
    </style:style>
    <style:style style:name="co27" style:family="table-column">
      <style:table-column-properties fo:break-before="auto" style:column-width="0.6043in"/>
    </style:style>
    <style:style style:name="co28" style:family="table-column">
      <style:table-column-properties fo:break-before="auto" style:column-width="0.5264in"/>
    </style:style>
    <style:style style:name="co29" style:family="table-column">
      <style:table-column-properties fo:break-before="auto" style:column-width="0.4665in"/>
    </style:style>
    <style:style style:name="co30" style:family="table-column">
      <style:table-column-properties fo:break-before="auto" style:column-width="0.6882in"/>
    </style:style>
    <style:style style:name="co31" style:family="table-column">
      <style:table-column-properties fo:break-before="auto" style:column-width="1.1783in"/>
    </style:style>
    <style:style style:name="co32" style:family="table-column">
      <style:table-column-properties fo:break-before="auto" style:column-width="1.0945in"/>
    </style:style>
    <style:style style:name="co33" style:family="table-column">
      <style:table-column-properties fo:break-before="auto" style:column-width="0.7118in"/>
    </style:style>
    <style:style style:name="co34" style:family="table-column">
      <style:table-column-properties fo:break-before="auto" style:column-width="0.7362in"/>
    </style:style>
    <style:style style:name="co35" style:family="table-column">
      <style:table-column-properties fo:break-before="auto" style:column-width="0.6756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_with_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Fragment_1</text:p>
          </table:table-cell>
          <table:table-cell office:value-type="string" calcext:value-type="string">
            <text:p>Fragment_2</text:p>
          </table:table-cell>
          <table:table-cell office:value-type="string" calcext:value-type="string">
            <text:p>ArithNCD</text:p>
          </table:table-cell>
          <table:table-cell office:value-type="string" calcext:value-type="string">
            <text:p>BWTRLENCD</text:p>
          </table:table-cell>
          <table:table-cell office:value-type="string" calcext:value-type="string">
            <text:p>BZ2NC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DamerauLevenshtein</text:p>
          </table:table-cell>
          <table:table-cell office:value-type="string" calcext:value-type="string">
            <text:p>Editex</text:p>
          </table:table-cell>
          <table:table-cell office:value-type="string" calcext:value-type="string">
            <text:p>EntropyNCD</text:p>
          </table:table-cell>
          <table:table-cell office:value-type="string" calcext:value-type="string">
            <text:p>Gotoh</text:p>
          </table:table-cell>
          <table:table-cell office:value-type="string" calcext:value-type="string">
            <text:p>Hamming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ro</text:p>
          </table:table-cell>
          <table:table-cell office:value-type="string" calcext:value-type="string">
            <text:p>JaroWinkler</text:p>
          </table:table-cell>
          <table:table-cell office:value-type="string" calcext:value-type="string">
            <text:p>LCSSeq</text:p>
          </table:table-cell>
          <table:table-cell office:value-type="string" calcext:value-type="string">
            <text:p>LCSStr</text:p>
          </table:table-cell>
          <table:table-cell office:value-type="string" calcext:value-type="string">
            <text:p>LZMANC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MLIPNS</text:p>
          </table:table-cell>
          <table:table-cell office:value-type="string" calcext:value-type="string">
            <text:p>MRA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MongeElkan</text:p>
          </table:table-cell>
          <table:table-cell office:value-type="string" calcext:value-type="string">
            <text:p>NeedlemanWunsch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RLENCD</text:p>
          </table:table-cell>
          <table:table-cell office:value-type="string" calcext:value-type="string">
            <text:p>RatcliffObershelp</text:p>
          </table:table-cell>
          <table:table-cell office:value-type="string" calcext:value-type="string">
            <text:p>SmithWaterman</text:p>
          </table:table-cell>
          <table:table-cell office:value-type="string" calcext:value-type="string">
            <text:p>Sorensen</text:p>
          </table:table-cell>
          <table:table-cell office:value-type="string" calcext:value-type="string">
            <text:p>SqrtNCD</text:p>
          </table:table-cell>
          <table:table-cell office:value-type="string" calcext:value-type="string">
            <text:p>StrCmp95</text:p>
          </table:table-cell>
          <table:table-cell office:value-type="string" calcext:value-type="string">
            <text:p>Tanimoto</text:p>
          </table:table-cell>
          <table:table-cell office:value-type="string" calcext:value-type="string">
            <text:p>Tversky</text:p>
          </table:table-cell>
          <table:table-cell office:value-type="string" calcext:value-type="string">
            <text:p>ZLIBNC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.4016 + K.9850</text:p>
          </table:table-cell>
          <table:table-cell office:value-type="float" office:value="1112112111211" calcext:value-type="float">
            <text:p>1112112111211</text:p>
          </table:table-cell>
          <table:table-cell office:value-type="float" office:value="1.12111211111211E+022" calcext:value-type="float">
            <text:p>1.12111211111211E+022</text:p>
          </table:table-cell>
          <table:table-cell office:value-type="float" office:value="1.13" calcext:value-type="float">
            <text:p>1.13</text:p>
          </table:table-cell>
          <table:table-cell office:value-type="float" office:value="0.69" calcext:value-type="float">
            <text:p>0.69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43" calcext:value-type="float">
            <text:p>0.43</text:p>
          </table:table-cell>
          <table:table-cell office:value-type="float" office:value="0.07" calcext:value-type="float">
            <text:p>0.07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office:value-type="float" office:value="0.22" calcext:value-type="float">
            <text:p>0.22</text:p>
          </table:table-cell>
          <table:table-cell office:value-type="float" office:value="1.88" calcext:value-type="float">
            <text:p>1.88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.4316 + K.20659</text:p>
          </table:table-cell>
          <table:table-cell office:value-type="string" calcext:value-type="string">
            <text:p>1111111111111111211211, 1111111111111111111111</text:p>
          </table:table-cell>
          <table:table-cell office:value-type="float" office:value="121111" calcext:value-type="float">
            <text:p>121111</text:p>
          </table:table-cell>
          <table:table-cell office:value-type="float" office:value="1.04" calcext:value-type="float">
            <text:p>1.04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87" calcext:value-type="float">
            <text:p>0.87</text:p>
          </table:table-cell>
          <table:table-cell office:value-type="float" office:value="0.64" calcext:value-type="float">
            <text:p>0.64</text:p>
          </table:table-cell>
          <table:table-cell office:value-type="float" office:value="0.87" calcext:value-type="float">
            <text:p>0.87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.43" calcext:value-type="float">
            <text:p>1.43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87" calcext:value-type="float">
            <text:p>0.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  <table:table-cell office:value-type="float" office:value="0.17" calcext:value-type="float">
            <text:p>0.17</text:p>
          </table:table-cell>
          <table:table-cell office:value-type="float" office:value="0.77" calcext:value-type="float">
            <text:p>0.77</text:p>
          </table:table-cell>
          <table:table-cell office:value-type="float" office:value="0.74" calcext:value-type="float">
            <text:p>0.74</text:p>
          </table:table-cell>
          <table:table-cell office:value-type="float" office:value="0.35" calcext:value-type="float">
            <text:p>0.35</text:p>
          </table:table-cell>
          <table:table-cell office:value-type="float" office:value="3.94" calcext:value-type="float">
            <text:p>3.94</text:p>
          </table:table-cell>
          <table:table-cell office:value-type="float" office:value="0.87" calcext:value-type="float">
            <text:p>0.8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.4829 + K.21877</text:p>
          </table:table-cell>
          <table:table-cell office:value-type="string" calcext:value-type="string">
            <text:p>112112112112112112112121121121121121121121121121121, 11211211212112121121212112112112112121211212121211211311</text:p>
          </table:table-cell>
          <table:table-cell office:value-type="float" office:value="1211211" calcext:value-type="float">
            <text:p>1211211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0.75" calcext:value-type="float">
            <text:p>0.75</text:p>
          </table:table-cell>
          <table:table-cell office:value-type="float" office:value="0.94" calcext:value-type="float">
            <text:p>0.94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41" calcext:value-type="float">
            <text:p>0.4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88" calcext:value-type="float">
            <text:p>0.88</text:p>
          </table:table-cell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4.96" calcext:value-type="float">
            <text:p>4.96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K.4907 (+) K.9332</text:p>
          </table:table-cell>
          <table:table-cell office:value-type="float" office:value="1111112111111" calcext:value-type="float">
            <text:p>1111112111111</text:p>
          </table:table-cell>
          <table:table-cell office:value-type="float" office:value="11111121111111" calcext:value-type="float">
            <text:p>11111121111111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42" calcext:value-type="float">
            <text:p>0.42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07" calcext:value-type="float">
            <text:p>0.0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K.5340.A + Sm.1152</text:p>
          </table:table-cell>
          <table:table-cell office:value-type="float" office:value="11111121111" calcext:value-type="float">
            <text:p>11111121111</text:p>
          </table:table-cell>
          <table:table-cell office:value-type="float" office:value="1121111111" calcext:value-type="float">
            <text:p>1121111111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43" calcext:value-type="float">
            <text:p>0.43</text:p>
          </table:table-cell>
          <table:table-cell office:value-type="float" office:value="0.06" calcext:value-type="float">
            <text:p>0.06</text:p>
          </table:table-cell>
          <table:table-cell office:value-type="float" office:value="1.14" calcext:value-type="float">
            <text:p>1.14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K.5653 + K.17347</text:p>
          </table:table-cell>
          <table:table-cell office:value-type="float" office:value="111111211111111" calcext:value-type="float">
            <text:p>111111211111111</text:p>
          </table:table-cell>
          <table:table-cell office:value-type="float" office:value="1111112111" calcext:value-type="float">
            <text:p>1111112111</text:p>
          </table:table-cell>
          <table:table-cell office:value-type="float" office:value="3" calcext:value-type="float">
            <text:p>3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7" calcext:value-type="float">
            <text:p>0.47</text:p>
          </table:table-cell>
          <table:table-cell office:value-type="float" office:value="0.11" calcext:value-type="float">
            <text:p>0.11</text:p>
          </table:table-cell>
          <table:table-cell office:value-type="float" office:value="1.58" calcext:value-type="float">
            <text:p>1.58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K.9876 + K.14070</text:p>
          </table:table-cell>
          <table:table-cell office:value-type="string" calcext:value-type="string">
            <text:p>0121121211111111121211111111112121111111111212111, 121211111111111111111111111111111111212111115</text:p>
          </table:table-cell>
          <table:table-cell office:value-type="string" calcext:value-type="string">
            <text:p>1121211111115, 0111121211</text:p>
          </table:table-cell>
          <table:table-cell office:value-type="float" office:value="1.05" calcext:value-type="float">
            <text:p>1.05</text:p>
          </table:table-cell>
          <table:table-cell office:value-type="float" office:value="0.71" calcext:value-type="float">
            <text:p>0.71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2.94" calcext:value-type="float">
            <text:p>2.94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K.10802 + K.16720</text:p>
          </table:table-cell>
          <table:table-cell office:value-type="float" office:value="12121121212121" calcext:value-type="float">
            <text:p>12121121212121</text:p>
          </table:table-cell>
          <table:table-cell office:value-type="float" office:value="12121" calcext:value-type="float">
            <text:p>12121</text:p>
          </table:table-cell>
          <table:table-cell office:value-type="float" office:value="1.05" calcext:value-type="float">
            <text:p>1.05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2.32" calcext:value-type="float">
            <text:p>2.32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K.2459 + K.14899</text:p>
          </table:table-cell>
          <table:table-cell office:value-type="float" office:value="1.11121212121212E+023" calcext:value-type="float">
            <text:p>1.11121212121212E+023</text:p>
          </table:table-cell>
          <table:table-cell office:value-type="float" office:value="121212121212121" calcext:value-type="float">
            <text:p>121212121212121</text:p>
          </table:table-cell>
          <table:table-cell office:value-type="float" office:value="1.12" calcext:value-type="float">
            <text:p>1.12</text:p>
          </table:table-cell>
          <table:table-cell office:value-type="float" office:value="0.86" calcext:value-type="float">
            <text:p>0.86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.74" calcext:value-type="float">
            <text:p>1.74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K.191 + K.22170</text:p>
          </table:table-cell>
          <table:table-cell office:value-type="float" office:value="1.21112121121112E+019" calcext:value-type="float">
            <text:p>1.21112121121112E+019</text:p>
          </table:table-cell>
          <table:table-cell office:value-type="float" office:value="121121" calcext:value-type="float">
            <text:p>121121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m.304 + Rm-II.333</text:p>
          </table:table-cell>
          <table:table-cell office:value-type="float" office:value="1.11111111111121E+024" calcext:value-type="float">
            <text:p>1.11111111111121E+024</text:p>
          </table:table-cell>
          <table:table-cell office:value-type="float" office:value="1211112111125" calcext:value-type="float">
            <text:p>1211112111125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1.94" calcext:value-type="float">
            <text:p>1.94</text:p>
          </table:table-cell>
          <table:table-cell office:value-type="float" office:value="0.48" calcext:value-type="float">
            <text:p>0.4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K.3701 + K.11364</text:p>
          </table:table-cell>
          <table:table-cell office:value-type="string" calcext:value-type="string">
            <text:p>111112111111121121111111111215, 01111111112111111112112112111121121112112121111111</text:p>
          </table:table-cell>
          <table:table-cell office:value-type="float" office:value="11111111211211" calcext:value-type="float">
            <text:p>11111111211211</text:p>
          </table:table-cell>
          <table:table-cell office:value-type="float" office:value="1.02" calcext:value-type="float">
            <text:p>1.02</text:p>
          </table:table-cell>
          <table:table-cell office:value-type="float" office:value="0.84" calcext:value-type="float">
            <text:p>0.84</text:p>
          </table:table-cell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office:value-type="float" office:value="0.59" calcext:value-type="float">
            <text:p>0.59</text:p>
          </table:table-cell>
          <table:table-cell office:value-type="float" office:value="0.83" calcext:value-type="float">
            <text:p>0.83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1.01" calcext:value-type="float">
            <text:p>1.01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32" calcext:value-type="float">
            <text:p>0.32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71" calcext:value-type="float">
            <text:p>0.71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3.55" calcext:value-type="float">
            <text:p>3.55</text:p>
          </table:table-cell>
          <table:table-cell office:value-type="float" office:value="0.83" calcext:value-type="float">
            <text:p>0.8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K.9779 + Rm.152</text:p>
          </table:table-cell>
          <table:table-cell office:value-type="float" office:value="1.12111111111112E+018" calcext:value-type="float">
            <text:p>1.12111111111112E+018</text:p>
          </table:table-cell>
          <table:table-cell office:value-type="float" office:value="1.21121111112112E+017" calcext:value-type="float">
            <text:p>1.21121111112112E+017</text:p>
          </table:table-cell>
          <table:table-cell office:value-type="float" office:value="1.07" calcext:value-type="float">
            <text:p>1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1.39" calcext:value-type="float">
            <text:p>1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.9408 + K.12793 </text:p>
          </table:table-cell>
          <table:table-cell office:value-type="float" office:value="11121211121" calcext:value-type="float">
            <text:p>11121211121</text:p>
          </table:table-cell>
          <table:table-cell office:value-type="float" office:value="11212111211" calcext:value-type="float">
            <text:p>11212111211</text:p>
          </table:table-cell>
          <table:table-cell office:value-type="float" office:value="0.89" calcext:value-type="float">
            <text:p>0.89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s/>K.12793 + K.17348</text:p>
          </table:table-cell>
          <table:table-cell office:value-type="float" office:value="11212111211" calcext:value-type="float">
            <text:p>11212111211</text:p>
          </table:table-cell>
          <table:table-cell office:value-type="float" office:value="1211111" calcext:value-type="float">
            <text:p>1211111</text:p>
          </table:table-cell>
          <table:table-cell office:value-type="float" office:value="1.11" calcext:value-type="float">
            <text:p>1.11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36" calcext:value-type="float">
            <text:p>0.36</text:p>
          </table:table-cell>
          <table:table-cell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36" calcext:value-type="float">
            <text:p>0.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1.65" calcext:value-type="float">
            <text:p>1.65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K.9644 (+) K.17528</text:p>
          </table:table-cell>
          <table:table-cell office:value-type="string" calcext:value-type="string">
            <text:p>12115, 0111121121121211111111211</text:p>
          </table:table-cell>
          <table:table-cell office:value-type="float" office:value="121111" calcext:value-type="float">
            <text:p>121111</text:p>
          </table:table-cell>
          <table:table-cell office:value-type="float" office:value="1.07" calcext:value-type="float">
            <text:p>1.07</text:p>
          </table:table-cell>
          <table:table-cell office:value-type="float" office:value="0.9" calcext:value-type="float">
            <text:p>0.9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office:value-type="float" office:value="0.57" calcext:value-type="float">
            <text:p>0.57</text:p>
          </table:table-cell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81" calcext:value-type="float">
            <text:p>0.8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81" calcext:value-type="float">
            <text:p>0.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 office:value-type="float" office:value="3.42" calcext:value-type="float">
            <text:p>3.42</text:p>
          </table:table-cell>
          <table:table-cell office:value-type="float" office:value="0.81" calcext:value-type="float">
            <text:p>0.8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K.17528 + K.19346</text:p>
          </table:table-cell>
          <table:table-cell office:value-type="float" office:value="121111" calcext:value-type="float">
            <text:p>121111</text:p>
          </table:table-cell>
          <table:table-cell office:value-type="float" office:value="112112112121" calcext:value-type="float">
            <text:p>112112112121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19" calcext:value-type="float">
            <text:p>0.19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0.33" calcext:value-type="float">
            <text:p>0.33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/>K.19346 + K.19804</text:p>
          </table:table-cell>
          <table:table-cell office:value-type="float" office:value="112112112121" calcext:value-type="float">
            <text:p>112112112121</text:p>
          </table:table-cell>
          <table:table-cell office:value-type="float" office:value="1121211111111" calcext:value-type="float">
            <text:p>1121211111111</text:p>
          </table:table-cell>
          <table:table-cell office:value-type="float" office:value="1.6" calcext:value-type="float">
            <text:p>1.6</text:p>
          </table:table-cell>
          <table:table-cell office:value-type="float" office:value="0.71" calcext:value-type="float">
            <text:p>0.7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0.52" calcext:value-type="float">
            <text:p>0.52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1.58" calcext:value-type="float">
            <text:p>1.58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K.9876 + K.14070</text:p>
          </table:table-cell>
          <table:table-cell office:value-type="string" calcext:value-type="string">
            <text:p>0121121211111111121211111111112121111111111212111, 121211111111111111111111111111111111212111115</text:p>
          </table:table-cell>
          <table:table-cell office:value-type="string" calcext:value-type="string">
            <text:p>1121211111115, 0111121211</text:p>
          </table:table-cell>
          <table:table-cell office:value-type="float" office:value="1.05" calcext:value-type="float">
            <text:p>1.05</text:p>
          </table:table-cell>
          <table:table-cell office:value-type="float" office:value="0.71" calcext:value-type="float">
            <text:p>0.71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88" calcext:value-type="float">
            <text:p>0.88</text:p>
          </table:table-cell>
          <table:table-cell office:value-type="float" office:value="0.22" calcext:value-type="float">
            <text:p>0.22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59" calcext:value-type="float">
            <text:p>0.59</text:p>
          </table:table-cell>
          <table:table-cell office:value-type="float" office:value="0.57" calcext:value-type="float">
            <text:p>0.57</text:p>
          </table:table-cell>
          <table:table-cell office:value-type="float" office:value="0.35" calcext:value-type="float">
            <text:p>0.35</text:p>
          </table:table-cell>
          <table:table-cell office:value-type="float" office:value="2.94" calcext:value-type="float">
            <text:p>2.94</text:p>
          </table:table-cell>
          <table:table-cell office:value-type="float" office:value="0.74" calcext:value-type="float">
            <text:p>0.7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K.10802 + K.16720</text:p>
          </table:table-cell>
          <table:table-cell office:value-type="float" office:value="12121121212121" calcext:value-type="float">
            <text:p>12121121212121</text:p>
          </table:table-cell>
          <table:table-cell office:value-type="float" office:value="12121" calcext:value-type="float">
            <text:p>12121</text:p>
          </table:table-cell>
          <table:table-cell office:value-type="float" office:value="1.05" calcext:value-type="float">
            <text:p>1.05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0.37" calcext:value-type="float">
            <text:p>0.37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1" calcext:value-type="float">
            <text:p>0.2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2" calcext:value-type="float">
            <text:p>0.2</text:p>
          </table:table-cell>
          <table:table-cell office:value-type="float" office:value="2.32" calcext:value-type="float">
            <text:p>2.32</text:p>
          </table:table-cell>
          <table:table-cell office:value-type="float" office:value="0.6" calcext:value-type="float">
            <text:p>0.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K.2459 + K.14899</text:p>
          </table:table-cell>
          <table:table-cell office:value-type="float" office:value="1.11121212121212E+023" calcext:value-type="float">
            <text:p>1.11121212121212E+023</text:p>
          </table:table-cell>
          <table:table-cell office:value-type="float" office:value="121212121212121" calcext:value-type="float">
            <text:p>121212121212121</text:p>
          </table:table-cell>
          <table:table-cell office:value-type="float" office:value="1.12" calcext:value-type="float">
            <text:p>1.12</text:p>
          </table:table-cell>
          <table:table-cell office:value-type="float" office:value="0.86" calcext:value-type="float">
            <text:p>0.86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7" calcext:value-type="float">
            <text:p>0.2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.74" calcext:value-type="float">
            <text:p>1.74</text:p>
          </table:table-cell>
          <table:table-cell office:value-type="float" office:value="0.4" calcext:value-type="float">
            <text:p>0.4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.191 + K.22170</text:p>
          </table:table-cell>
          <table:table-cell office:value-type="float" office:value="1.21112121121112E+019" calcext:value-type="float">
            <text:p>1.21112121121112E+019</text:p>
          </table:table-cell>
          <table:table-cell office:value-type="float" office:value="121121" calcext:value-type="float">
            <text:p>121121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59" calcext:value-type="float">
            <text:p>0.59</text:p>
          </table:table-cell>
          <table:table-cell office:value-type="float" office:value="0.29" calcext:value-type="float">
            <text:p>0.29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m.304 + Rm-II.333</text:p>
          </table:table-cell>
          <table:table-cell office:value-type="float" office:value="1.11111111111121E+024" calcext:value-type="float">
            <text:p>1.11111111111121E+024</text:p>
          </table:table-cell>
          <table:table-cell office:value-type="float" office:value="1211112111125" calcext:value-type="float">
            <text:p>1211112111125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1.94" calcext:value-type="float">
            <text:p>1.94</text:p>
          </table:table-cell>
          <table:table-cell office:value-type="float" office:value="0.48" calcext:value-type="float">
            <text:p>0.4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.2196 + K.6655</text:p>
          </table:table-cell>
          <table:table-cell office:value-type="float" office:value="1.21111121111111E+034" calcext:value-type="float">
            <text:p>1.21111121111111E+034</text:p>
          </table:table-cell>
          <table:table-cell office:value-type="float" office:value="1.11211112111211E+031" calcext:value-type="float">
            <text:p>1.11211112111211E+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9" calcext:value-type="float">
            <text:p>0.29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.69" calcext:value-type="float">
            <text:p>0.69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2" calcext:value-type="float">
            <text:p>0.2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1.39" calcext:value-type="float">
            <text:p>1.39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K.6655 + K.9084</text:p>
          </table:table-cell>
          <table:table-cell office:value-type="float" office:value="1.11211112111211E+031" calcext:value-type="float">
            <text:p>1.11211112111211E+031</text:p>
          </table:table-cell>
          <table:table-cell office:value-type="string" calcext:value-type="string">
            <text:p>112111211211112112111121111211, 111111111211111211111111</text:p>
          </table:table-cell>
          <table:table-cell office:value-type="float" office:value="1.04" calcext:value-type="float">
            <text:p>1.04</text:p>
          </table:table-cell>
          <table:table-cell office:value-type="float" office:value="0.86" calcext:value-type="float">
            <text:p>0.86</text:p>
          </table:table-cell>
          <table:table-cell office:value-type="float" office:value="0.34" calcext:value-type="float">
            <text:p>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0.77" calcext:value-type="float">
            <text:p>0.77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0.23" calcext:value-type="float">
            <text:p>0.23</text:p>
          </table:table-cell>
          <table:table-cell office:value-type="float" office:value="1.81" calcext:value-type="float">
            <text:p>1.81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K.9779 + Rm.152</text:p>
          </table:table-cell>
          <table:table-cell office:value-type="float" office:value="1.12111111111112E+018" calcext:value-type="float">
            <text:p>1.12111111111112E+018</text:p>
          </table:table-cell>
          <table:table-cell office:value-type="float" office:value="1.21121111112112E+017" calcext:value-type="float">
            <text:p>1.21121111112112E+017</text:p>
          </table:table-cell>
          <table:table-cell office:value-type="float" office:value="1.07" calcext:value-type="float">
            <text:p>1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53" calcext:value-type="float">
            <text:p>0.53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5" calcext:value-type="float">
            <text:p>0.85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1.39" calcext:value-type="float">
            <text:p>1.39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K.9489 + K.16340</text:p>
          </table:table-cell>
          <table:table-cell office:value-type="float" office:value="1.11211111112111E+022" calcext:value-type="float">
            <text:p>1.11211111112111E+022</text:p>
          </table:table-cell>
          <table:table-cell office:value-type="float" office:value="11121111211111" calcext:value-type="float">
            <text:p>11121111211111</text:p>
          </table:table-cell>
          <table:table-cell office:value-type="float" office:value="0.69" calcext:value-type="float">
            <text:p>0.69</text:p>
          </table:table-cell>
          <table:table-cell office:value-type="float" office:value="0.62" calcext:value-type="float">
            <text:p>0.62</text:p>
          </table:table-cell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65" calcext:value-type="float">
            <text:p>0.65</text:p>
          </table:table-cell>
          <table:table-cell office:value-type="float" office:value="0.82" calcext:value-type="float">
            <text:p>0.82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0.15" calcext:value-type="float">
            <text:p>0.15</text:p>
          </table:table-cell>
          <table:table-cell office:value-type="float" office:value="1.72" calcext:value-type="float">
            <text:p>1.72</text:p>
          </table:table-cell>
          <table:table-cell office:value-type="float" office:value="0.39" calcext:value-type="float">
            <text:p>0.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K.6807 + K.11999</text:p>
          </table:table-cell>
          <table:table-cell office:value-type="float" office:value="1121112111211125" calcext:value-type="float">
            <text:p>1121112111211125</text:p>
          </table:table-cell>
          <table:table-cell office:value-type="float" office:value="1112111211125" calcext:value-type="float">
            <text:p>1112111211125</text:p>
          </table:table-cell>
          <table:table-cell office:value-type="float" office:value="1.29" calcext:value-type="float">
            <text:p>1.29</text:p>
          </table:table-cell>
          <table:table-cell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14" calcext:value-type="float">
            <text:p>0.14</text:p>
          </table:table-cell>
          <table:table-cell office:value-type="float" office:value="1.3" calcext:value-type="float">
            <text:p>1.3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K.11999 + K.14359</text:p>
          </table:table-cell>
          <table:table-cell office:value-type="float" office:value="1112111211125" calcext:value-type="float">
            <text:p>1112111211125</text:p>
          </table:table-cell>
          <table:table-cell office:value-type="float" office:value="1121112111" calcext:value-type="float">
            <text:p>1121112111</text:p>
          </table:table-cell>
          <table:table-cell office:value-type="float" office:value="1.17" calcext:value-type="float">
            <text:p>1.17</text:p>
          </table:table-cell>
          <table:table-cell office:value-type="float" office:value="0.75" calcext:value-type="float">
            <text:p>0.75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an</text:p>
          </table:table-cell>
          <table:table-cell table:number-columns-repeated="3"/>
          <table:table-cell office:value-type="float" office:value="1.11" calcext:value-type="float">
            <text:p>1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9" calcext:value-type="float">
            <text:p>0.19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0.46" calcext:value-type="float">
            <text:p>0.46</text:p>
          </table:table-cell>
          <table:table-cell office:value-type="float" office:value="0.56" calcext:value-type="float">
            <text:p>0.56</text:p>
          </table:table-cell>
          <table:table-cell office:value-type="float" office:value="0.13" calcext:value-type="float">
            <text:p>0.13</text:p>
          </table:table-cell>
          <table:table-cell office:value-type="float" office:value="0.43" calcext:value-type="float">
            <text:p>0.43</text:p>
          </table:table-cell>
          <table:table-cell office:value-type="float" office:value="0.47" calcext:value-type="float">
            <text:p>0.47</text:p>
          </table:table-cell>
          <table:table-cell office:value-type="float" office:value="0.83" calcext:value-type="float">
            <text:p>0.83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2.12" calcext:value-type="float">
            <text:p>2.12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ndom fragments (lineToVec length minimum 5 and minimum one occurrence of non-text (1) entry)</text:p>
          </table:table-cell>
          <table:table-cell table:number-columns-repeated="3"/>
          <table:table-cell office:value-type="float" office:value="1.36" calcext:value-type="float">
            <text:p>1.36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1" calcext:value-type="float">
            <text:p>0.61</text:p>
          </table:table-cell>
          <table:table-cell office:value-type="float" office:value="0.12" calcext:value-type="float">
            <text:p>0.12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46" calcext:value-type="float">
            <text:p>0.46</text:p>
          </table:table-cell>
          <table:table-cell office:value-type="float" office:value="0.09" calcext:value-type="float">
            <text:p>0.09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document-statistic meta:table-count="1" meta:cell-count="1305" meta:object-count="0"/>
  </office:meta>
</office:document-meta>
</file>